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===</text:span></text:p>
      <text:p text:style-name="P1"><text:span text:style-name="T1"><text:tab/><text:tab/><text:tab/><text:tab/> Inheritance </text:span></text:p>
      <text:p text:style-name="P1"><text:span text:style-name="T1"><text:tab/><text:tab/>=================================================</text:span></text:p>
      <text:p text:style-name="P1"><text:span text:style-name="T1">=&gt;Inhenritance is one of distinct features of OOPs</text:span></text:p>
      <text:p text:style-name="P1"><text:span text:style-name="T1">=&gt;The purpose of Inheritance is that " To build Re-usable Applications in Python Object Oriented Programming".</text:span></text:p>
      <text:p text:style-name="P1"><text:span text:style-name="T1">-----------------------------------------</text:span></text:p>
      <text:p text:style-name="P1"><text:span text:style-name="T1">=&gt;Definition of Inheritance:</text:span></text:p>
      <text:p text:style-name="P1"><text:span text:style-name="T1">-----------------------------------------</text:span></text:p>
      <text:p text:style-name="P1"><text:span text:style-name="T1">=&gt;The Process obtaining Data members , Methods and Constructors (Features ) of one class <text:s text:c="2"/>into <text:s/>another class is called Inheritance.</text:span></text:p>
      <text:p text:style-name="P1"><text:span text:style-name="T1">=&gt;The class which is giving Data members , Methods and Constructors (Features ) is called <text:s/>Super or <text:s/>Base or Parent Class.</text:span></text:p>
      <text:p text:style-name="P1"><text:span text:style-name="T1">=&gt;The Class which is taking Data members , Methods and Constructors (Features ) is called <text:s/>Sub or <text:s/>Derived or Child Class.</text:span></text:p>
      <text:p text:style-name="P1"><text:span text:style-name="T1">=&gt;The Inheritance concept always follows Logical ( Virtual ) Memory Management. This Memory Management says that " Neither we write Source Code nor Takes Physical Memory Space ".</text:span></text:p>
      <text:p text:style-name="P1"><text:span text:style-name="T1">-------------------------------------------------------------------------------------------------------------------------------------</text:span></text:p>
      <text:p text:style-name="P1"><text:span text:style-name="T1">Advatnages of Inheritance:</text:span></text:p>
      <text:p text:style-name="P1"><text:span text:style-name="T1">----------------------------------------------------------------------------------</text:span></text:p>
      <text:p text:style-name="P1"><text:span text:style-name="T1">=&gt;When we develop any inheritance based application, we get the following advantages.</text:span></text:p>
      <text:p text:style-name="P1"><text:span text:style-name="T1"><text:tab/><text:tab/>1. Application Development Time is Less</text:span></text:p>
      <text:p text:style-name="P1"><text:span text:style-name="T1"><text:tab/><text:tab/>2. Application Memory Space is Less</text:span></text:p>
      <text:p text:style-name="P1"><text:span text:style-name="T1"><text:tab/><text:tab/>3. Application Execution time is Fast / Less </text:span></text:p>
      <text:p text:style-name="P1"><text:span text:style-name="T1"><text:tab/><text:tab/>4. Application Performance is enhanced (Improved )</text:span></text:p>
      <text:p text:style-name="P1"><text:span text:style-name="T1"><text:tab/><text:tab/>5. Redundency (Duplication ) of the code is minimized.</text:span></text:p>
      <text:p text:style-name="P1"><text:span text:style-name="T1">-------------------------------------------------------------------------------------------------------------------------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2" meta:word-count="176" meta:character-count="1624" meta:non-whitespace-character-count="1442"/>
    <meta:generator>LibreOfficeDev/6.0.5.2$Linux_X86_64 LibreOffice_project/</meta:generator>
  </office:meta>
</office:document-meta>
</file>